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Grammar.get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MemberArrayGrammar( String memberName , AnnotationGrammar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Error( AnnotationInstance element ,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Warning( Declaration element , String 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nnotationGrammar( CoreAnnotationProcessorEnv env , Diagnostics diags , String requiredRuntimeVersion , RuntimeVersionChecker runtimeVersionChec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Grammar.addWarning( AnnotationInstance element ,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Warning( AnnotationInstance elemen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Error( AnnotationValue element ,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Error( AnnotationInstance element , String 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check( AnnotationInstance annotation , AnnotationInstance [ ] parentAnnotations , MemberDeclaration class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onBeginCheck( AnnotationInstance annotation , AnnotationInstance [ ] parentAnnotations , MemberDeclaration class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Error( AnnotationInstance element , String key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Error( Declaration element ,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onEndCheck( AnnotationInstance annotation , AnnotationInstance [ ] parentAnnotations , MemberDeclaration classMember , Map check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Error( AnnotationValue element , String 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Warning( Declaration element ,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getAttr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Error( AnnotationValue element , String 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MemberGrammar( String memberName , AnnotationGrammar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getRuntimeVersionChec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Warning( AnnotationValue element , String 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Error( Declaration element , String key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Warning( AnnotationInstance element , String 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Warning( Declaration element , String 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Error( AnnotationInstance element , String 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Error( AnnotationInstance elemen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onCheckMember( AnnotationTypeElementDeclaration memberDecl , AnnotationValue member , AnnotationInstance annotation , AnnotationInstance [ ] parentAnnotations , MemberDeclaration class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Grammar.addError( Declaration element , String 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MemberType( String memberName , AnnotationMember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Warning( Declaration elemen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Warning( AnnotationValue element , String 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Warning( AnnotationValue element ,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Error( Declaration elemen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getDiagno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beginCheck( AnnotationInstance annotation , AnnotationInstance [ ] parentAnnotations , MemberDeclaration classMe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Grammar.getRequiredRuntim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getMutuallyExclusive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Warning( Declaration element , String key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Error( Declaration element , String 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endCheck( AnnotationInstance annotation , AnnotationInstance [ ] parentAnnotations , MemberDeclaration classMember , Set wasPresent , Map checkResult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AnnotationGrammar.addWarning( AnnotationValue element , String key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Warning( AnnotationInstance element , String key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Warning( AnnotationInstance element , String 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Error( AnnotationValue element , String key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addError( AnnotationValue elemen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Grammar.check( AnnotationInstance annotation , AnnotationInstance [ ] parentAnnotations , MemberDeclaration classMember , int annotationArrayIndex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AnnotationGrammar.addWarning( AnnotationValue elemen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